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2" style:family="table-column">
      <style:table-column-properties style:column-width="5.8562in"/>
    </style:style>
    <style:style style:name="TableColumn13" style:family="table-column">
      <style:table-column-properties style:column-width="0.5618in"/>
    </style:style>
    <style:style style:name="Table11" style:family="table">
      <style:table-properties style:width="6.418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TableColumn22" style:family="table-column">
      <style:table-column-properties style:column-width="2.8513in"/>
    </style:style>
    <style:style style:name="TableColumn23" style:family="table-column">
      <style:table-column-properties style:column-width="0.1972in"/>
    </style:style>
    <style:style style:name="TableColumn24" style:family="table-column">
      <style:table-column-properties style:column-width="2.6576in"/>
    </style:style>
    <style:style style:name="Table21" style:family="table">
      <style:table-properties style:width="5.7062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fo:font-weight="bold" style:font-weight-asian="bold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text-properties fo:font-weight="bold" style:font-weight-asian="bold"/>
    </style:style>
    <style:style style:name="TableColumn158" style:family="table-column">
      <style:table-column-properties style:column-width="4.725in"/>
    </style:style>
    <style:style style:name="Table157" style:family="table">
      <style:table-properties style:width="4.725in" fo:margin-left="0.075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ListParagraph" style:list-style-name="LFO4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ListParagraph" style:list-style-name="LFO4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ListParagraph" style:list-style-name="LFO4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list-style-name="LFO4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list-style-name="LFO4" style:family="paragraph">
      <style:paragraph-properties fo:margin-bottom="0in" fo:line-height="100%"/>
    </style:style>
    <style:style style:name="P174" style:parent-style-name="ListParagraph" style:list-style-name="LFO4" style:family="paragraph">
      <style:paragraph-properties fo:margin-bottom="0in" fo:line-height="100%"/>
    </style:style>
    <style:style style:name="P175" style:parent-style-name="ListParagraph" style:list-style-name="LFO4" style:family="paragraph">
      <style:paragraph-properties fo:margin-bottom="0in" fo:line-height="100%"/>
    </style:style>
    <style:style style:name="P176" style:parent-style-name="ListParagraph" style:list-style-name="LFO4" style:family="paragraph">
      <style:paragraph-properties fo:margin-bottom="0in" fo:line-height="100%"/>
    </style:style>
    <style:style style:name="P177" style:parent-style-name="ListParagraph" style:list-style-name="LFO4" style:family="paragraph">
      <style:paragraph-properties fo:margin-bottom="0in" fo:line-height="100%"/>
    </style:style>
    <style:style style:name="P178" style:parent-style-name="ListParagraph" style:list-style-name="LFO4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Paragraph" style:list-style-name="LFO4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ListParagraph" style:list-style-name="LFO4" style:family="paragraph">
      <style:paragraph-properties fo:margin-bottom="0in" fo:line-height="100%"/>
    </style:style>
    <style:style style:name="P185" style:parent-style-name="ListParagraph" style:list-style-name="LFO4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ListParagraph" style:list-style-name="LFO4" style:family="paragraph">
      <style:paragraph-properties fo:margin-bottom="0in" fo:line-height="100%"/>
    </style:style>
    <style:style style:name="P189" style:parent-style-name="Normal" style:family="paragraph">
      <style:paragraph-properties fo:margin-bottom="0in" fo:line-height="100%"/>
      <style:text-properties fo:font-weight="bold" style:font-weight-asian="bold"/>
    </style:style>
    <style:style style:name="P190" style:parent-style-name="Normal" style:family="paragraph">
      <style:paragraph-properties fo:margin-bottom="0in" fo:line-height="100%"/>
      <style:text-properties fo:font-weight="bold" style:font-weight-asian="bold"/>
    </style:style>
    <style:style style:name="P191" style:parent-style-name="Normal" style:family="paragraph">
      <style:paragraph-properties fo:margin-bottom="0in" fo:line-height="100%"/>
    </style:style>
    <style:style style:name="P192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193" style:parent-style-name="ListParagraph" style:list-style-name="LFO11" style:family="paragraph">
      <style:paragraph-properties fo:margin-bottom="0in" fo:line-height="100%"/>
    </style:style>
    <style:style style:name="P194" style:parent-style-name="ListParagraph" style:list-style-name="LFO11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197" style:parent-style-name="ListParagraph" style:list-style-name="LFO12" style:family="paragraph">
      <style:paragraph-properties fo:margin-bottom="0in" fo:line-height="100%"/>
    </style:style>
    <style:style style:name="P198" style:parent-style-name="ListParagraph" style:list-style-name="LFO7" style:family="paragraph">
      <style:paragraph-properties fo:margin-bottom="0in" fo:line-height="100%"/>
    </style:style>
    <style:style style:name="P199" style:parent-style-name="ListParagraph" style:list-style-name="LFO7" style:family="paragraph">
      <style:paragraph-properties fo:margin-bottom="0in" fo:line-height="100%"/>
    </style:style>
    <style:style style:name="P200" style:parent-style-name="ListParagraph" style:list-style-name="LFO7" style:family="paragraph">
      <style:paragraph-properties fo:margin-bottom="0in" fo:line-height="100%"/>
    </style:style>
    <style:style style:name="P201" style:parent-style-name="ListParagraph" style:list-style-name="LFO7" style:family="paragraph">
      <style:paragraph-properties fo:margin-bottom="0in" fo:line-height="100%"/>
    </style:style>
    <style:style style:name="P202" style:parent-style-name="ListParagraph" style:list-style-name="LFO7" style:family="paragraph">
      <style:paragraph-properties fo:margin-bottom="0in" fo:line-height="100%"/>
    </style:style>
    <style:style style:name="P203" style:parent-style-name="ListParagraph" style:list-style-name="LFO7" style:family="paragraph">
      <style:paragraph-properties fo:margin-bottom="0in" fo:line-height="100%"/>
    </style:style>
    <style:style style:name="P204" style:parent-style-name="ListParagraph" style:list-style-name="LFO2" style:family="paragraph">
      <style:paragraph-properties fo:margin-bottom="0in" fo:line-height="100%"/>
    </style:style>
    <style:style style:name="P205" style:parent-style-name="ListParagraph" style:list-style-name="LFO2" style:family="paragraph">
      <style:paragraph-properties fo:margin-bottom="0in" fo:line-height="100%"/>
    </style:style>
    <style:style style:name="P206" style:parent-style-name="ListParagraph" style:list-style-name="LFO2" style:family="paragraph">
      <style:paragraph-properties fo:margin-bottom="0in" fo:line-height="100%"/>
    </style:style>
    <style:style style:name="P207" style:parent-style-name="ListParagraph" style:list-style-name="LFO13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210" style:parent-style-name="Normal" style:family="paragraph">
      <style:paragraph-properties fo:margin-bottom="0in" fo:line-height="100%"/>
    </style:style>
    <style:style style:name="P211" style:parent-style-name="ListParagraph" style:list-style-name="LFO9" style:family="paragraph">
      <style:paragraph-properties fo:margin-bottom="0in" fo:line-height="100%"/>
    </style:style>
    <style:style style:name="P212" style:parent-style-name="ListParagraph" style:list-style-name="LFO9" style:family="paragraph">
      <style:paragraph-properties fo:margin-bottom="0in" fo:line-height="100%"/>
    </style:style>
    <style:style style:name="P213" style:parent-style-name="ListParagraph" style:list-style-name="LFO9" style:family="paragraph">
      <style:paragraph-properties fo:margin-bottom="0in" fo:line-height="100%"/>
    </style:style>
    <style:style style:name="P214" style:parent-style-name="ListParagraph" style:list-style-name="LFO9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 fo:margin-left="0.5in">
        <style:tab-stops/>
      </style:paragraph-properties>
    </style:style>
    <style:style style:name="P216" style:parent-style-name="Normal" style:family="paragraph">
      <style:paragraph-properties fo:margin-bottom="0in" fo:line-height="100%"/>
    </style:style>
    <style:style style:name="P217" style:parent-style-name="ListParagraph" style:list-style-name="LFO9" style:family="paragraph">
      <style:paragraph-properties fo:margin-bottom="0in" fo:line-height="100%"/>
    </style:style>
    <style:style style:name="P218" style:parent-style-name="ListParagraph" style:list-style-name="LFO9" style:family="paragraph">
      <style:paragraph-properties fo:margin-bottom="0in" fo:line-height="100%"/>
    </style:style>
    <style:style style:name="P219" style:parent-style-name="ListParagraph" style:list-style-name="LFO9" style:family="paragraph">
      <style:paragraph-properties fo:margin-bottom="0in" fo:line-height="100%"/>
    </style:style>
    <style:style style:name="P220" style:parent-style-name="ListParagraph" style:list-style-name="LFO14" style:family="paragraph">
      <style:paragraph-properties fo:margin-bottom="0in" fo:line-height="100%"/>
    </style:style>
    <style:style style:name="P221" style:parent-style-name="Normal" style:family="paragraph">
      <style:paragraph-properties fo:margin-bottom="0in" fo:line-height="100%"/>
      <style:text-properties fo:font-style="italic" style:font-style-asian="italic"/>
    </style:style>
    <style:style style:name="P222" style:parent-style-name="Normal" style:family="paragraph">
      <style:paragraph-properties fo:margin-bottom="0in" fo:line-height="100%"/>
    </style:style>
    <style:style style:name="P223" style:parent-style-name="ListParagraph" style:list-style-name="LFO3" style:family="paragraph">
      <style:paragraph-properties fo:margin-bottom="0in" fo:line-height="100%"/>
    </style:style>
    <style:style style:name="P224" style:parent-style-name="ListParagraph" style:list-style-name="LFO3" style:family="paragraph">
      <style:paragraph-properties fo:margin-bottom="0in" fo:line-height="100%"/>
    </style:style>
    <style:style style:name="P225" style:parent-style-name="ListParagraph" style:list-style-name="LFO3" style:family="paragraph">
      <style:paragraph-properties fo:margin-bottom="0in" fo:line-height="100%"/>
    </style:style>
    <style:style style:name="P226" style:parent-style-name="ListParagraph" style:list-style-name="LFO3" style:family="paragraph">
      <style:paragraph-properties fo:margin-bottom="0in" fo:line-height="100%"/>
    </style:style>
    <style:style style:name="P227" style:parent-style-name="ListParagraph" style:list-style-name="LFO3" style:family="paragraph">
      <style:paragraph-properties fo:margin-bottom="0in" fo:line-height="100%"/>
    </style:style>
    <style:style style:name="P228" style:parent-style-name="ListParagraph" style:list-style-name="LFO3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P230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231" style:parent-style-name="Normal" style:family="paragraph">
      <style:paragraph-properties fo:margin-bottom="0in" fo:line-height="100%"/>
    </style:style>
    <style:style style:name="P232" style:parent-style-name="ListParagraph" style:list-style-name="LFO10" style:family="paragraph">
      <style:paragraph-properties fo:margin-bottom="0in" fo:line-height="100%"/>
    </style:style>
    <style:style style:name="P233" style:parent-style-name="ListParagraph" style:list-style-name="LFO10" style:family="paragraph">
      <style:paragraph-properties fo:margin-bottom="0in" fo:line-height="100%"/>
    </style:style>
    <style:style style:name="P234" style:parent-style-name="ListParagraph" style:list-style-name="LFO10" style:family="paragraph">
      <style:paragraph-properties fo:margin-bottom="0in" fo:line-height="100%"/>
    </style:style>
    <style:style style:name="P235" style:parent-style-name="ListParagraph" style:list-style-name="LFO10" style:family="paragraph">
      <style:paragraph-properties fo:margin-bottom="0in" fo:line-height="100%"/>
    </style:style>
    <style:style style:name="P236" style:parent-style-name="ListParagraph" style:list-style-name="LFO10" style:family="paragraph">
      <style:paragraph-properties fo:margin-bottom="0in" fo:line-height="100%"/>
    </style:style>
    <style:style style:name="P237" style:parent-style-name="ListParagraph" style:list-style-name="LFO10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P240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241" style:parent-style-name="ListParagraph" style:list-style-name="LFO16" style:family="paragraph">
      <style:paragraph-properties fo:margin-bottom="0in" fo:line-height="100%"/>
    </style:style>
    <style:style style:name="P242" style:parent-style-name="ListParagraph" style:list-style-name="LFO16" style:family="paragraph">
      <style:paragraph-properties fo:margin-bottom="0in" fo:line-height="100%"/>
    </style:style>
    <style:style style:name="P243" style:parent-style-name="ListParagraph" style:list-style-name="LFO16" style:family="paragraph">
      <style:paragraph-properties fo:margin-bottom="0in" fo:line-height="100%"/>
    </style:style>
    <style:style style:name="P244" style:parent-style-name="ListParagraph" style:list-style-name="LFO16" style:family="paragraph">
      <style:paragraph-properties fo:margin-bottom="0in" fo:line-height="100%"/>
    </style:style>
    <style:style style:name="P245" style:parent-style-name="ListParagraph" style:list-style-name="LFO16" style:family="paragraph">
      <style:paragraph-properties fo:margin-bottom="0in" fo:line-height="100%"/>
    </style:style>
    <style:style style:name="P246" style:parent-style-name="ListParagraph" style:family="paragraph">
      <style:paragraph-properties fo:margin-bottom="0in" fo:line-height="100%"/>
    </style:style>
    <style:style style:name="P247" style:parent-style-name="Normal" style:family="paragraph">
      <style:paragraph-properties fo:margin-bottom="0in" fo:line-height="100%"/>
      <style:text-properties fo:font-style="italic" style:font-style-asian="italic"/>
    </style:style>
    <style:style style:name="P248" style:parent-style-name="ListParagraph" style:list-style-name="LFO17" style:family="paragraph">
      <style:paragraph-properties fo:margin-bottom="0in" fo:line-height="100%"/>
    </style:style>
    <style:style style:name="P249" style:parent-style-name="ListParagraph" style:list-style-name="LFO17" style:family="paragraph">
      <style:paragraph-properties fo:margin-bottom="0in" fo:line-height="100%"/>
    </style:style>
    <style:style style:name="P250" style:parent-style-name="ListParagraph" style:list-style-name="LFO17" style:family="paragraph">
      <style:paragraph-properties fo:margin-bottom="0in" fo:line-height="100%"/>
    </style:style>
    <style:style style:name="P251" style:parent-style-name="ListParagraph" style:list-style-name="LFO17" style:family="paragraph">
      <style:paragraph-properties fo:margin-bottom="0in" fo:line-height="100%"/>
    </style:style>
    <style:style style:name="P252" style:parent-style-name="Normal" style:family="paragraph">
      <style:paragraph-properties fo:margin-bottom="0in" fo:line-height="100%"/>
    </style:style>
    <style:style style:name="P253" style:parent-style-name="Normal" style:family="paragraph">
      <style:paragraph-properties fo:margin-bottom="0in" fo:line-height="100%"/>
      <style:text-properties fo:font-style="italic" style:font-style-asian="italic"/>
    </style:style>
    <style:style style:name="P254" style:parent-style-name="ListParagraph" style:list-style-name="LFO1" style:family="paragraph">
      <style:paragraph-properties fo:margin-bottom="0in" fo:line-height="100%"/>
    </style:style>
    <style:style style:name="P255" style:parent-style-name="ListParagraph" style:list-style-name="LFO1" style:family="paragraph">
      <style:paragraph-properties fo:margin-bottom="0in" fo:line-height="100%"/>
    </style:style>
    <style:style style:name="P256" style:parent-style-name="ListParagraph" style:list-style-name="LFO1" style:family="paragraph">
      <style:paragraph-properties fo:margin-bottom="0in" fo:line-height="100%"/>
    </style:style>
    <style:style style:name="P257" style:parent-style-name="ListParagraph" style:list-style-name="LFO1" style:family="paragraph">
      <style:paragraph-properties fo:margin-bottom="0in" fo:line-height="100%"/>
    </style:style>
    <style:style style:name="P258" style:parent-style-name="ListParagraph" style:list-style-name="LFO1" style:family="paragraph">
      <style:paragraph-properties fo:margin-bottom="0in" fo:line-height="100%"/>
    </style:style>
    <style:style style:name="P259" style:parent-style-name="ListParagraph" style:list-style-name="LFO1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</style:style>
    <style:style style:name="P262" style:parent-style-name="Normal" style:family="paragraph">
      <style:paragraph-properties fo:margin-bottom="0in" fo:line-height="100%"/>
    </style:style>
    <style:style style:name="P263" style:parent-style-name="Normal" style:family="paragraph">
      <style:paragraph-properties fo:margin-bottom="0in" fo:line-height="100%"/>
    </style:style>
    <style:style style:name="P264" style:parent-style-name="Normal" style:family="paragraph">
      <style:paragraph-properties fo:margin-bottom="0in" fo:line-height="100%"/>
    </style:style>
    <style:style style:name="P265" style:parent-style-name="Normal" style:family="paragraph">
      <style:paragraph-properties fo:margin-bottom="0in" fo:line-height="100%"/>
    </style:style>
    <style:style style:name="P266" style:parent-style-name="Normal" style:family="paragraph">
      <style:paragraph-properties fo:margin-bottom="0in" fo:line-height="100%"/>
    </style:style>
    <style:style style:name="P267" style:parent-style-name="Normal" style:family="paragraph">
      <style:paragraph-properties fo:margin-bottom="0in" fo:line-height="100%"/>
      <style:text-properties fo:font-style="italic" style:font-style-asian="italic"/>
    </style:style>
    <style:style style:name="P268" style:parent-style-name="ListParagraph" style:list-style-name="LFO18" style:family="paragraph">
      <style:paragraph-properties fo:margin-bottom="0in" fo:line-height="100%"/>
    </style:style>
    <style:style style:name="P269" style:parent-style-name="ListParagraph" style:list-style-name="LFO18" style:family="paragraph">
      <style:paragraph-properties fo:margin-bottom="0in" fo:line-height="100%"/>
    </style:style>
    <style:style style:name="P270" style:parent-style-name="ListParagraph" style:list-style-name="LFO18" style:family="paragraph">
      <style:paragraph-properties fo:margin-bottom="0in" fo:line-height="100%"/>
    </style:style>
    <style:style style:name="P271" style:parent-style-name="ListParagraph" style:list-style-name="LFO18" style:family="paragraph">
      <style:paragraph-properties fo:margin-bottom="0in" fo:line-height="100%"/>
    </style:style>
    <style:style style:name="P272" style:parent-style-name="ListParagraph" style:list-style-name="LFO18" style:family="paragraph">
      <style:paragraph-properties fo:margin-bottom="0in" fo:line-height="100%"/>
    </style:style>
    <style:style style:name="P273" style:parent-style-name="Normal" style:family="paragraph">
      <style:paragraph-properties fo:margin-bottom="0in" fo:line-height="100%"/>
    </style:style>
    <style:style style:name="P274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275" style:parent-style-name="Normal" style:family="paragraph">
      <style:paragraph-properties fo:margin-bottom="0in" fo:line-height="100%"/>
    </style:style>
    <style:style style:name="T276" style:parent-style-name="DefaultParagraphFont" style:family="text">
      <style:text-properties style:text-position="super 63.6%"/>
    </style:style>
    <style:style style:name="P277" style:parent-style-name="Normal" style:family="paragraph">
      <style:paragraph-properties fo:margin-bottom="0in" fo:line-height="100%"/>
    </style:style>
    <style:style style:name="P278" style:parent-style-name="Normal" style:family="paragraph">
      <style:paragraph-properties fo:margin-bottom="0in" fo:line-height="100%"/>
    </style:style>
    <style:style style:name="P279" style:parent-style-name="ListParagraph" style:list-style-name="LFO5" style:family="paragraph">
      <style:paragraph-properties fo:margin-bottom="0in" fo:line-height="100%"/>
      <style:text-properties fo:font-weight="bold" style:font-weight-asian="bold"/>
    </style:style>
    <style:style style:name="P280" style:parent-style-name="Normal" style:family="paragraph">
      <style:paragraph-properties fo:margin-bottom="0in" fo:line-height="100%"/>
    </style:style>
    <style:style style:name="P281" style:parent-style-name="Normal" style:family="paragraph">
      <style:paragraph-properties fo:margin-bottom="0in" fo:line-height="100%"/>
    </style:style>
    <style:style style:name="P282" style:parent-style-name="Normal" style:family="paragraph">
      <style:paragraph-properties fo:break-before="page"/>
    </style:style>
    <style:style style:name="P283" style:parent-style-name="Normal" style:family="paragraph">
      <style:paragraph-properties fo:margin-bottom="0in" fo:line-height="100%"/>
      <style:text-properties fo:font-weight="bold" style:font-weight-asian="bold"/>
    </style:style>
    <style:style style:name="P284" style:parent-style-name="Normal" style:family="paragraph">
      <style:paragraph-properties fo:margin-bottom="0in" fo:line-height="100%"/>
    </style:style>
    <style:style style:name="TableColumn286" style:family="table-column">
      <style:table-column-properties style:column-width="5.4895in"/>
    </style:style>
    <style:style style:name="Table285" style:family="table">
      <style:table-properties style:width="5.4895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364" style:parent-style-name="Normal" style:family="paragraph">
      <style:paragraph-properties fo:margin-bottom="0in" fo:line-height="100%"/>
    </style:style>
    <style:style style:name="P36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Open Data User Group – first meeting<text:s/></text:p>
      <text:p text:style-name="P8"/>
      <text:p text:style-name="P9">10 July 2012, Hackney House, 186 Shoreditch High Street, London E1 6SU, 14:30-18:00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able:table table:style-name="Table21">
              <table:table-columns>
                <table:table-column table:style-name="TableColumn22"/>
                <table:table-column table:style-name="TableColumn23"/>
                <table:table-column table:style-name="TableColumn24"/>
              </table:table-columns>
              <table:table-row table:style-name="TableRow25">
                <table:table-cell table:style-name="TableCell26">
                  <text:p text:style-name="P27">Members</text:p>
                </table:table-cell>
                <table:table-cell table:style-name="TableCell28">
                  <text:p text:style-name="P29"/>
                </table:table-cell>
                <table:table-cell table:style-name="TableCell30">
                  <text:p text:style-name="P31">Officials</text:p>
                </table:table-cell>
              </table:table-row>
              <table:table-row table:style-name="TableRow32">
                <table:table-cell table:style-name="TableCell33">
                  <text:p text:style-name="P34"><text:span text:style-name="T35">Attendees:</text:span></text:p>
                </table:table-cell>
                <table:table-cell table:style-name="TableCell36">
                  <text:p text:style-name="P37"/>
                </table:table-cell>
                <table:table-cell table:style-name="TableCell38">
                  <text:p text:style-name="P39">Pete Lawrence<text:s/>(Cabinet Office)</text:p>
                </table:table-cell>
              </table:table-row>
              <table:table-row table:style-name="TableRow40">
                <table:table-cell table:style-name="TableCell41">
                  <text:p text:style-name="P42">Heather Savory</text:p>
                </table:table-cell>
                <table:table-cell table:style-name="TableCell43">
                  <text:p text:style-name="P44"/>
                </table:table-cell>
                <table:table-cell table:style-name="TableCell45">
                  <text:p text:style-name="P46">Ed Parkes<text:s/>(Cabinet Office)</text:p>
                </table:table-cell>
              </table:table-row>
              <table:table-row table:style-name="TableRow47">
                <table:table-cell table:style-name="TableCell48">
                  <text:p text:style-name="P49">Bob Barr</text:p>
                </table:table-cell>
                <table:table-cell table:style-name="TableCell50">
                  <text:p text:style-name="P51"/>
                </table:table-cell>
                <table:table-cell table:style-name="TableCell52">
                  <text:p text:style-name="P53">Tord Johnsen<text:s/>(Cabinet Office)</text:p>
                </table:table-cell>
              </table:table-row>
              <table:table-row table:style-name="TableRow54">
                <table:table-cell table:style-name="TableCell55">
                  <text:p text:style-name="P56">Mick Cory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>Liane Farrer<text:s/>(Cabinet Office)</text:p>
                </table:table-cell>
              </table:table-row>
              <table:table-row table:style-name="TableRow61">
                <table:table-cell table:style-name="TableCell62">
                  <text:p text:style-name="P63">Sarah Hitchcock</text:p>
                </table:table-cell>
                <table:table-cell table:style-name="TableCell64">
                  <text:p text:style-name="P65"/>
                </table:table-cell>
                <table:table-cell table:style-name="TableCell66">
                  <text:p text:style-name="P67">Jane Simmonds (BIS)</text:p>
                </table:table-cell>
              </table:table-row>
              <table:table-row table:style-name="TableRow68">
                <table:table-cell table:style-name="TableCell69">
                  <text:p text:style-name="P70">Dominique Lazanski</text:p>
                </table:table-cell>
                <table:table-cell table:style-name="TableCell71">
                  <text:p text:style-name="P72"/>
                </table:table-cell>
                <table:table-cell table:style-name="TableCell73">
                  <text:p text:style-name="P74"/>
                </table:table-cell>
              </table:table-row>
              <table:table-row table:style-name="TableRow75">
                <table:table-cell table:style-name="TableCell76">
                  <text:p text:style-name="P77">Andrew Mackenzie</text:p>
                </table:table-cell>
                <table:table-cell table:style-name="TableCell78">
                  <text:p text:style-name="P79"/>
                </table:table-cell>
                <table:table-cell table:style-name="TableCell80">
                  <text:p text:style-name="P81"/>
                </table:table-cell>
              </table:table-row>
              <table:table-row table:style-name="TableRow82">
                <table:table-cell table:style-name="TableCell83">
                  <text:p text:style-name="P84">Paul Malyon</text:p>
                </table:table-cell>
                <table:table-cell table:style-name="TableCell85">
                  <text:p text:style-name="P86"/>
                </table:table-cell>
                <table:table-cell table:style-name="TableCell87">
                  <text:p text:style-name="P88"/>
                </table:table-cell>
              </table:table-row>
              <table:table-row table:style-name="TableRow89">
                <table:table-cell table:style-name="TableCell90">
                  <text:p text:style-name="P91">Chris Royles</text:p>
                </table:table-cell>
                <table:table-cell table:style-name="TableCell92">
                  <text:p text:style-name="P93"/>
                </table:table-cell>
                <table:table-cell table:style-name="TableCell94">
                  <text:p text:style-name="P95"/>
                </table:table-cell>
              </table:table-row>
              <table:table-row table:style-name="TableRow96">
                <table:table-cell table:style-name="TableCell97">
                  <text:p text:style-name="P98">Gesche Schmid</text:p>
                </table:table-cell>
                <table:table-cell table:style-name="TableCell99">
                  <text:p text:style-name="P100"/>
                </table:table-cell>
                <table:table-cell table:style-name="TableCell101">
                  <text:p text:style-name="P102"/>
                </table:table-cell>
              </table:table-row>
              <table:table-row table:style-name="TableRow103">
                <table:table-cell table:style-name="TableCell104">
                  <text:p text:style-name="P105">Jacqui Taylor</text:p>
                </table:table-cell>
                <table:table-cell table:style-name="TableCell106">
                  <text:p text:style-name="P107"/>
                </table:table-cell>
                <table:table-cell table:style-name="TableCell108">
                  <text:p text:style-name="P109"/>
                </table:table-cell>
              </table:table-row>
              <table:table-row table:style-name="TableRow110">
                <table:table-cell table:style-name="TableCell111">
                  <text:p text:style-name="P112">Roger Taylor</text:p>
                </table:table-cell>
                <table:table-cell table:style-name="TableCell113">
                  <text:p text:style-name="P114"/>
                </table:table-cell>
                <table:table-cell table:style-name="TableCell115">
                  <text:p text:style-name="P116"/>
                </table:table-cell>
              </table:table-row>
              <table:table-row table:style-name="TableRow117">
                <table:table-cell table:style-name="TableCell118">
                  <text:p text:style-name="P119">Jeni Tennison</text:p>
                </table:table-cell>
                <table:table-cell table:style-name="TableCell120">
                  <text:p text:style-name="P121"/>
                </table:table-cell>
                <table:table-cell table:style-name="TableCell122">
                  <text:p text:style-name="P123"/>
                </table:table-cell>
              </table:table-row>
              <table:table-row table:style-name="TableRow124">
                <table:table-cell table:style-name="TableCell125">
                  <text:p text:style-name="P126">Adam Tickell</text:p>
                </table:table-cell>
                <table:table-cell table:style-name="TableCell127">
                  <text:p text:style-name="P128"/>
                </table:table-cell>
                <table:table-cell table:style-name="TableCell129">
                  <text:p text:style-name="P130"/>
                </table:table-cell>
              </table:table-row>
              <table:table-row table:style-name="TableRow131">
                <table:table-cell table:style-name="TableCell132">
                  <text:p text:style-name="P133"/>
                </table:table-cell>
                <table:table-cell table:style-name="TableCell134">
                  <text:p text:style-name="P135"/>
                </table:table-cell>
                <table:table-cell table:style-name="TableCell136">
                  <text:p text:style-name="P137"/>
                </table:table-cell>
              </table:table-row>
              <table:table-row table:style-name="TableRow138">
                <table:table-cell table:style-name="TableCell139">
                  <text:p text:style-name="P140"><text:span text:style-name="T141">Apologies:</text:span></text:p>
                </table:table-cell>
                <table:table-cell table:style-name="TableCell142">
                  <text:p text:style-name="P143"/>
                </table:table-cell>
                <table:table-cell table:style-name="TableCell144">
                  <text:p text:style-name="P145"/>
                </table:table-cell>
              </table:table-row>
              <table:table-row table:style-name="TableRow146">
                <table:table-cell table:style-name="TableCell147">
                  <text:p text:style-name="P148">Jennie Campbell</text:p>
                </table:table-cell>
                <table:table-cell table:style-name="TableCell149">
                  <text:p text:style-name="P150"/>
                </table:table-cell>
                <table:table-cell table:style-name="TableCell151">
                  <text:p text:style-name="P152"/>
                </table:table-cell>
              </table:table-row>
            </table:table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P156">Agenda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list text:style-name="LFO4" text:continue-numbering="true">
              <text:list-item>
                <text:p text:style-name="P161">Introductions around the table<text:s/></text:p>
              </text:list-item>
            </text:list>
          </table:table-cell>
        </table:table-row>
        <table:table-row table:style-name="TableRow162">
          <table:table-cell table:style-name="TableCell163">
            <text:list text:style-name="LFO4" text:continue-numbering="true">
              <text:list-item>
                <text:p text:style-name="P164">History and top level orientation<text:s/></text:p>
              </text:list-item>
            </text:list>
          </table:table-cell>
        </table:table-row>
        <table:table-row table:style-name="TableRow165">
          <table:table-cell table:style-name="TableCell166">
            <text:list text:style-name="LFO4" text:continue-numbering="true">
              <text:list-item>
                <text:p text:style-name="P167">What we are here to do</text:p>
              </text:list-item>
            </text:list>
          </table:table-cell>
        </table:table-row>
        <table:table-row table:style-name="TableRow168">
          <table:table-cell table:style-name="TableCell169">
            <text:list text:style-name="LFO4" text:continue-numbering="true">
              <text:list-item>
                <text:p text:style-name="P170">Break</text:p>
              </text:list-item>
            </text:list>
          </table:table-cell>
        </table:table-row>
        <table:table-row table:style-name="TableRow171">
          <table:table-cell table:style-name="TableCell172">
            <text:list text:style-name="LFO4" text:continue-numbering="true">
              <text:list-item>
                <text:p text:style-name="P173">How we propose to work<text:s/></text:p>
                <text:list text:continue-numbering="true">
                  <text:list-item>
                    <text:p text:style-name="P174">Strategy, Workplan, Timeline overview</text:p>
                  </text:list-item>
                  <text:list-item>
                    <text:p text:style-name="P175">Modus operandi – transparent and open, published notes etc.</text:p>
                  </text:list-item>
                  <text:list-item>
                    <text:p text:style-name="P176">Behaviours and Values</text:p>
                  </text:list-item>
                  <text:list-item>
                    <text:p text:style-name="P177">What is expected of individual members</text:p>
                  </text:list-item>
                  <text:list-item>
                    <text:p text:style-name="P178">How we will measure ourselves</text:p>
                  </text:list-item>
                </text:list>
              </text:list-item>
            </text:list>
          </table:table-cell>
        </table:table-row>
        <table:table-row table:style-name="TableRow179">
          <table:table-cell table:style-name="TableCell180">
            <text:list text:style-name="LFO4" text:continue-numbering="true">
              <text:list-item>
                <text:p text:style-name="P181">The elevator pitch and business cases</text:p>
              </text:list-item>
            </text:list>
          </table:table-cell>
        </table:table-row>
        <table:table-row table:style-name="TableRow182">
          <table:table-cell table:style-name="TableCell183">
            <text:list text:style-name="LFO4" text:continue-numbering="true">
              <text:list-item>
                <text:p text:style-name="P184">What next</text:p>
                <text:list text:continue-numbering="true">
                  <text:list-item>
                    <text:p text:style-name="P185">Postcode Address File</text:p>
                  </text:list-item>
                </text:list>
              </text:list-item>
            </text:list>
          </table:table-cell>
        </table:table-row>
        <table:table-row table:style-name="TableRow186">
          <table:table-cell table:style-name="TableCell187">
            <text:list text:style-name="LFO4" text:continue-numbering="true">
              <text:list-item>
                <text:p text:style-name="P188">AOB</text:p>
              </text:list-item>
            </text:list>
          </table:table-cell>
        </table:table-row>
      </table:table>
      <text:p text:style-name="P189"/>
      <text:p text:style-name="P190">Notes from meeting</text:p>
      <text:p text:style-name="P191"/>
      <text:list text:style-name="LFO5" text:continue-numbering="true">
        <text:list-item>
          <text:p text:style-name="P192">Introductions around the table</text:p>
        </text:list-item>
      </text:list>
      <text:list text:style-name="LFO11" text:continue-numbering="true">
        <text:list-item>
          <text:p text:style-name="P193">The Chair gave an overview of the process of selecting members</text:p>
        </text:list-item>
        <text:list-item>
          <text:p text:style-name="P194">Each member gave a short introduction</text:p>
        </text:list-item>
      </text:list>
      <text:p text:style-name="P195"/>
      <text:list text:style-name="LFO5" text:continue-numbering="true">
        <text:list-item>
          <text:p text:style-name="P196">History and top level orientation</text:p>
        </text:list-item>
      </text:list>
      <text:list text:style-name="LFO12" text:continue-numbering="true">
        <text:list-item>
          <text:p text:style-name="P197">An overview of the Transparency agenda and the background for ODUG was discussed</text:p>
        </text:list-item>
      </text:list>
      <text:list text:style-name="LFO7" text:continue-numbering="true">
        <text:list-item>
          <text:p text:style-name="P198">Since May 2010 series of Prime Ministerial commitments published and met</text:p>
        </text:list-item>
        <text:list-item>
          <text:p text:style-name="P199">Built the world’s largest data.gov site – 8500+ datasets now available</text:p>
        </text:list-item>
        <text:list-item>
          <text:p text:style-name="P200">Raw data plus visualisation where considered helpful for citizens (i.e. Police.uk crime map)</text:p>
        </text:list-item>
        <text:list-item>
          <text:p text:style-name="P201">Open Data White Paper and departmental open data strategies were published 28 June</text:p>
        </text:list-item>
        <text:list-item>
          <text:p text:style-name="P202">Key<text:s/>challenges<text:s/>include data sharing, anonymisation of data and protecting privacy</text:p>
        </text:list-item>
        <text:list-item>
          <text:p text:style-name="P203">Governance ‘eco-system’ in place<text:s/>to help embed culture of transparency:</text:p>
        </text:list-item>
      </text:list>
      <text:list text:style-name="LFO2" text:continue-numbering="true">
        <text:list-item>
          <text:p text:style-name="P204">The Public Sector Transparency Board</text:p>
        </text:list-item>
        <text:list-item>
          <text:p text:style-name="P205">Departmental sector transparency boards (9 to date)</text:p>
        </text:list-item>
        <text:list-item>
          <text:p text:style-name="P206">Public Data Group\Data Strategy Board\ODUG\GI Group\Weather Service Group\Open Data Institute</text:p>
        </text:list-item>
      </text:list>
      <text:list text:style-name="LFO13" text:continue-numbering="true">
        <text:list-item>
          <text:p text:style-name="P207">ODUG to provide interface between the open data community and Government</text:p>
        </text:list-item>
      </text:list>
      <text:p text:style-name="P208"/>
      <text:list text:style-name="LFO5" text:continue-numbering="true">
        <text:list-item>
          <text:p text:style-name="P209">What we are here to do</text:p>
        </text:list-item>
      </text:list>
      <text:p text:style-name="P210">The Chair set out the remit for ODUG:</text:p>
      <text:list text:style-name="LFO9" text:continue-numbering="true">
        <text:list-item>
          <text:p text:style-name="P211">Advise the Data Strategy Board on open data;</text:p>
        </text:list-item>
        <text:list-item>
          <text:p text:style-name="P212">Function as a two-way channel for feedback between OD community and government;</text:p>
        </text:list-item>
        <text:list-item>
          <text:p text:style-name="P213">Act as a single voice for all open data stakeholders; and<text:s/></text:p>
        </text:list-item>
        <text:list-item>
          <text:p text:style-name="P214">Gather requests and evidence from the wider community to put to the DSB.</text:p>
        </text:list-item>
      </text:list>
      <text:p text:style-name="P215"/>
      <text:p text:style-name="P216">ODUG will work to achieve consensus</text:p>
      <text:list text:style-name="LFO9" text:continue-numbering="true">
        <text:list-item>
          <text:p text:style-name="P217">Members to collectively agree working arrangements</text:p>
        </text:list-item>
        <text:list-item>
          <text:p text:style-name="P218">Members collaborate with and draw on the experience and views of the wider open data community to provide a balanced view</text:p>
        </text:list-item>
        <text:list-item>
          <text:p text:style-name="P219">The principle of transparency is essential; notes of meetings and papers will be published online</text:p>
        </text:list-item>
      </text:list>
      <text:list text:style-name="LFO14" text:continue-numbering="true">
        <text:list-item>
          <text:p text:style-name="P220">The process for engagement with data-holders will require persuasion and collaboration<text:s/></text:p>
        </text:list-item>
      </text:list>
      <text:p text:style-name="PlainText"/>
      <text:p text:style-name="P221">What is in scope for the Group?</text:p>
      <text:p text:style-name="P222">Initial remit for the Trading Funds but over time this will expand. The scope,<text:s/>covering a broad agenda, needs to be clear to the communities outside the Group and will include:</text:p>
      <text:list text:style-name="LFO3" text:continue-numbering="true">
        <text:list-item>
          <text:p text:style-name="P223">Trading funds</text:p>
        </text:list-item>
        <text:list-item>
          <text:p text:style-name="P224">Public sector organisations</text:p>
        </text:list-item>
        <text:list-item>
          <text:p text:style-name="P225">Utilities</text:p>
        </text:list-item>
        <text:list-item>
          <text:p text:style-name="P226">Rail companies</text:p>
        </text:list-item>
        <text:list-item>
          <text:p text:style-name="P227">Service commissioning</text:p>
        </text:list-item>
        <text:list-item>
          <text:p text:style-name="P228">Collaboration with the Open Data Institute</text:p>
        </text:list-item>
      </text:list>
      <text:p text:style-name="P229"/>
      <text:list text:style-name="LFO5" text:continue-numbering="true">
        <text:list-item>
          <text:p text:style-name="P230">The elevator pitch and business cases<text:s/></text:p>
        </text:list-item>
      </text:list>
      <text:p text:style-name="P231">Elevator pitch will provide a mechanism to help the Group prioritise efforts and enable assessments of which proposals to bring forward to a full business case. Pitches have to answer simple questions:<text:s/></text:p>
      <text:list text:style-name="LFO10" text:continue-numbering="true">
        <text:list-item>
          <text:p text:style-name="P232">Proposal requires x data and will do xyz with it – pitch needs to focus on requesting data not already released</text:p>
        </text:list-item>
        <text:list-item>
          <text:p text:style-name="P233">Proposal has to illustrate value to people</text:p>
        </text:list-item>
        <text:list-item>
          <text:p text:style-name="P234">Proposal must indicate social and economic value</text:p>
        </text:list-item>
        <text:list-item>
          <text:p text:style-name="P235">Anyone can submit pitches (to be encouraged) - not limited to Group members</text:p>
        </text:list-item>
        <text:list-item>
          <text:p text:style-name="P236">Focus early priorities on ‘low hanging fruit’ in order to achieve early successes</text:p>
        </text:list-item>
        <text:list-item>
          <text:p text:style-name="P237">Important in order to build confidence within community</text:p>
        </text:list-item>
      </text:list>
      <text:p text:style-name="P238"/>
      <text:p text:style-name="P239"/>
      <text:list text:style-name="LFO5" text:continue-numbering="true">
        <text:list-item>
          <text:p text:style-name="P240">How we propose to work</text:p>
        </text:list-item>
      </text:list>
      <text:list text:style-name="LFO16" text:continue-numbering="true">
        <text:list-item>
          <text:p text:style-name="P241">The Group will develop a logo and branding</text:p>
        </text:list-item>
        <text:list-item>
          <text:p text:style-name="P242">Interim plan - post and host key shareable documents on data.gov.uk</text:p>
        </text:list-item>
        <text:list-item>
          <text:p text:style-name="P243">Consider alternatives for a shared online collaboration space. Solution needs to be free</text:p>
        </text:list-item>
        <text:list-item>
          <text:p text:style-name="P244">Group to take recommendations and decide on this</text:p>
        </text:list-item>
        <text:list-item>
          <text:p text:style-name="P245">Accumulate evidence (need process\system to curate information &amp; store systematically)</text:p>
        </text:list-item>
      </text:list>
      <text:p text:style-name="P246"/>
      <text:p text:style-name="P247">What is expected of all ODUG members?</text:p>
      <text:list text:style-name="LFO17" text:continue-numbering="true">
        <text:list-item>
          <text:p text:style-name="P248">ODUG members are expected to attend meetings prepared to represent their community</text:p>
        </text:list-item>
        <text:list-item>
          <text:p text:style-name="P249">Spread enthusiasm to their communities</text:p>
        </text:list-item>
        <text:list-item>
          <text:p text:style-name="P250">Chair to be motivating, supportive, proactive and engaged with stakeholders</text:p>
        </text:list-item>
        <text:list-item>
          <text:p text:style-name="P251">Will work according to Agile value principles</text:p>
        </text:list-item>
      </text:list>
      <text:p text:style-name="P252"/>
      <text:p text:style-name="P253">Risks discussed in terms of perception of the Group and relationships, and include:</text:p>
      <text:list text:style-name="LFO1" text:continue-numbering="true">
        <text:list-item>
          <text:p text:style-name="P254">Public sentiment</text:p>
        </text:list-item>
        <text:list-item>
          <text:p text:style-name="P255">High expectation of the group</text:p>
        </text:list-item>
        <text:list-item>
          <text:p text:style-name="P256">Not achieving outcomes and someone says no to data release</text:p>
        </text:list-item>
        <text:list-item>
          <text:p text:style-name="P257">Suddenly ceasing to be relevant and going down a rabbit hole i.e. focusing on licensing or some other highly isolated issue</text:p>
        </text:list-item>
        <text:list-item>
          <text:p text:style-name="P258">Trading Funds not challenging their own situation</text:p>
        </text:list-item>
        <text:list-item>
          <text:p text:style-name="P259">Bad news story on open data e.g. privacy</text:p>
        </text:list-item>
      </text:list>
      <text:p text:style-name="P260"/>
      <text:p text:style-name="P261">Mitigation could include: building relationships with key senior official champions in departments/on Sector Transparency Boards.</text:p>
      <text:p text:style-name="P262"/>
      <text:p text:style-name="P263">Mitigation supported by good communication management, including through the Chair for a consistent single voice.<text:s/></text:p>
      <text:p text:style-name="P264"/>
      <text:p text:style-name="P265">Important to develop the right expectations in terms of ODUGs own KPIs – what will separate good from exceptional results in twelve months time?</text:p>
      <text:p text:style-name="P266"/>
      <text:p text:style-name="P267">Use of money</text:p>
      <text:list text:style-name="LFO18" text:continue-numbering="true">
        <text:list-item>
          <text:p text:style-name="P268">£3.5m will be available from April 2013, with a further £3.5m available from April 2014</text:p>
        </text:list-item>
        <text:list-item>
          <text:p text:style-name="P269">Important to work smartly without money and achieve outcomes outside spending potential</text:p>
        </text:list-item>
        <text:list-item>
          <text:p text:style-name="P270">Investigate the estimated costs for different pieces of work</text:p>
        </text:list-item>
        <text:list-item>
          <text:p text:style-name="P271">Cost and pricing of data is one of challenges Group will need to resolve in order to plan spending</text:p>
        </text:list-item>
        <text:list-item>
          <text:p text:style-name="P272">Focus on enabling data to be open and securing sustainability (rather than buying data)</text:p>
        </text:list-item>
      </text:list>
      <text:p text:style-name="P273"/>
      <text:list text:style-name="LFO5" text:continue-numbering="true">
        <text:list-item>
          <text:p text:style-name="P274">What next</text:p>
        </text:list-item>
      </text:list>
      <text:p text:style-name="P275">Next meeting scheduled for 14<text:span text:style-name="T276">th</text:span><text:s/>August – 10:30-15:00</text:p>
      <text:p text:style-name="P277">Digital engagement strategy agreed at next meeting</text:p>
      <text:p text:style-name="P278"/>
      <text:list text:style-name="LFO5" text:continue-numbering="true">
        <text:list-item>
          <text:p text:style-name="P279">Any other business:</text:p>
        </text:list-item>
      </text:list>
      <text:p text:style-name="P280">Postcode Address File –The Group will look into the issues around the PAF.</text:p>
      <text:p text:style-name="P281"/>
      <text:p text:style-name="P282"/>
      <text:soft-page-break/>
      <text:p text:style-name="P283">Action list<text:s/>– actions to be completed by 14 August 2012</text:p>
      <text:p text:style-name="P284"/>
      <table:table table:style-name="Table285">
        <table:table-columns>
          <table:table-column table:style-name="TableColumn286"/>
        </table:table-columns>
        <table:table-row table:style-name="TableRow287">
          <table:table-cell table:style-name="TableCell288">
            <text:p text:style-name="P289">Circulate list of handles for Twitter and email addresses and create Twitter list for ODUG members</text:p>
          </table:table-cell>
        </table:table-row>
        <table:table-row table:style-name="TableRow290">
          <table:table-cell table:style-name="TableCell291">
            <text:p text:style-name="P292">Circulate <text:s/>slides<text:s/>including high-level KPIs for ODUG</text:p>
          </table:table-cell>
        </table:table-row>
        <table:table-row table:style-name="TableRow293">
          <table:table-cell table:style-name="TableCell294">
            <text:p text:style-name="P295">Circulate<text:s/>further<text:s/>information about the trading funds</text:p>
          </table:table-cell>
        </table:table-row>
        <table:table-row table:style-name="TableRow296">
          <table:table-cell table:style-name="TableCell297">
            <text:p text:style-name="P298">Top level analysis to produce <text:s/>timeline for data<text:s/>in the pipeline<text:s/>/ promised by Departments and circulate spreadsheet on Data.gov.uk<text:s/></text:p>
          </table:table-cell>
        </table:table-row>
        <table:table-row table:style-name="TableRow299">
          <table:table-cell table:style-name="TableCell300">
            <text:p text:style-name="P301">Get some branding designed – brand strap line and vision. Tech city talks – could someone come up with a logo and crowdsource this – competition and to work out who to do it. Need a brief beforehand.<text:s/>Heather to approach through a blog. Develop branding brief (Brand, Strapline, Vision)</text:p>
          </table:table-cell>
        </table:table-row>
        <table:table-row table:style-name="TableRow302">
          <table:table-cell table:style-name="TableCell303">
            <text:p text:style-name="P304">Explore with Google<text:s/>and Huddle<text:s/>to see if we can get for free collaboration platform<text:s/>/ Draw up specification for platform<text:s/></text:p>
          </table:table-cell>
        </table:table-row>
        <table:table-row table:style-name="TableRow305">
          <table:table-cell table:style-name="TableCell306">
            <text:p text:style-name="P307">Set up facility for sentiment monitoring for ODUG and provide a baselines assessment</text:p>
          </table:table-cell>
        </table:table-row>
        <table:table-row table:style-name="TableRow308">
          <table:table-cell table:style-name="TableCell309">
            <text:p text:style-name="P310">Circulate<text:s/>membership of each of the Transparency Sector Boards</text:p>
          </table:table-cell>
        </table:table-row>
        <table:table-row table:style-name="TableRow311">
          <table:table-cell table:style-name="TableCell312">
            <text:p text:style-name="P313">Circulate all papers in electronic form</text:p>
          </table:table-cell>
        </table:table-row>
        <table:table-row table:style-name="TableRow314">
          <table:table-cell table:style-name="TableCell315">
            <text:p text:style-name="P316">Circulate minutes</text:p>
          </table:table-cell>
        </table:table-row>
        <table:table-row table:style-name="TableRow317">
          <table:table-cell table:style-name="TableCell318">
            <text:p text:style-name="P319">Produce first draft of the elevator pitch<text:s/>which will allow people to capture/submit ideas, including high level indicators for benefits to growth/society</text:p>
          </table:table-cell>
        </table:table-row>
        <table:table-row table:style-name="TableRow320">
          <table:table-cell table:style-name="TableCell321">
            <text:p text:style-name="P322">Produce first draft of document setting out<text:s/>barriers to<text:s/>the use of open<text:s/>data<text:s/>and get 6 business models from Andrew Stott</text:p>
          </table:table-cell>
        </table:table-row>
        <table:table-row table:style-name="TableRow323">
          <table:table-cell table:style-name="TableCell324">
            <text:p text:style-name="P325">Starting to collate numbers on what it costs to produce open data, first port of call Open Street Map</text:p>
          </table:table-cell>
        </table:table-row>
        <table:table-row table:style-name="TableRow326">
          <table:table-cell table:style-name="TableCell327">
            <text:p text:style-name="P328">Explore options for working with the Open Data Institute</text:p>
          </table:table-cell>
        </table:table-row>
        <table:table-row table:style-name="TableRow329">
          <table:table-cell table:style-name="TableCell330">
            <text:p text:style-name="P331">Licensing issues –<text:s/>start to encapsulate what we know about these, UK<text:s/>location programmes business interoperability group<text:s/>is doing some work<text:s/>which should be of interest to the group.</text:p>
          </table:table-cell>
        </table:table-row>
        <table:table-row table:style-name="TableRow332">
          <table:table-cell table:style-name="TableCell333">
            <text:p text:style-name="P334">Develop ODUG’s risk categories<text:s/>for collective risk discussion/management</text:p>
          </table:table-cell>
        </table:table-row>
        <table:table-row table:style-name="TableRow335">
          <table:table-cell table:style-name="TableCell336">
            <text:p text:style-name="P337">Define themes for intelligence<text:s/>sharing<text:s/>on<text:s/>ODUG<text:s/>collaborative platform</text:p>
          </table:table-cell>
        </table:table-row>
        <table:table-row table:style-name="TableRow338">
          <table:table-cell table:style-name="TableCell339">
            <text:p text:style-name="P340">Come up with 5 examples<text:s/>/<text:s/>case studies of open data<text:s/>including quick wins and 2 life problems.</text:p>
          </table:table-cell>
        </table:table-row>
        <table:table-row table:style-name="TableRow341">
          <table:table-cell table:style-name="TableCell342">
            <text:p text:style-name="P343">Come to next meeting<text:s/>with details of process each member will use to engage with their open data community sector.<text:s/></text:p>
          </table:table-cell>
        </table:table-row>
        <table:table-row table:style-name="TableRow344">
          <table:table-cell table:style-name="TableCell345">
            <text:p text:style-name="P346">Develop<text:s/>KPIs<text:s/>for ODUG to be signed off at next meeting</text:p>
          </table:table-cell>
        </table:table-row>
        <text:soft-page-break/>
        <table:table-row table:style-name="TableRow347">
          <table:table-cell table:style-name="TableCell348">
            <text:p text:style-name="P349">Storyboarding</text:p>
          </table:table-cell>
        </table:table-row>
        <table:table-row table:style-name="TableRow350">
          <table:table-cell table:style-name="TableCell351">
            <text:p text:style-name="P352">Circulate<text:s/>54 case studies<text:s/>on data.gov.uk</text:p>
          </table:table-cell>
        </table:table-row>
        <table:table-row table:style-name="TableRow353">
          <table:table-cell table:style-name="TableCell354">
            <text:p text:style-name="P355">Explore opportunities to get metrics off data.gov.uk e.g. on number of data downloads</text:p>
          </table:table-cell>
        </table:table-row>
        <table:table-row table:style-name="TableRow356">
          <table:table-cell table:style-name="TableCell357">
            <text:p text:style-name="P358">Come back with some really good examples of where have used<text:s/>Open<text:s/>Data<text:s/>ourselves</text:p>
          </table:table-cell>
        </table:table-row>
        <table:table-row table:style-name="TableRow359">
          <table:table-cell table:style-name="TableCell360">
            <text:p text:style-name="P361">Produce briefing on PAF</text:p>
          </table:table-cell>
        </table:table-row>
        <table:table-row table:style-name="TableRow362">
          <table:table-cell table:style-name="TableCell363">
            <text:p text:style-name="P364">Proposal for ODUG comms/PR strategy and process – lines to take, how to avoid falling prey to well-rehearsed public arguments</text:p>
          </table:table-cell>
        </table:table-row>
      </table:table>
      <text:p text:style-name="P3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/>
    </style:style>
    <style:style style:name="T4" style:parent-style-name="DefaultParagraphFont" style:family="text">
      <style:text-properties style:font-name="Calibri" fo:color="#000000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/>
    </style:style>
    <style:style style:name="T7" style:parent-style-name="DefaultParagraphFont" style:family="text">
      <style:text-properties style:font-name="Calibri"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 Parkes</meta:initial-creator>
    <dc:creator>Antonio Acuna</dc:creator>
    <meta:creation-date>2012-07-23T05:52:00Z</meta:creation-date>
    <dc:date>2012-07-23T05:52:00Z</dc:date>
    <meta:template xlink:href="Normal" xlink:type="simple"/>
    <meta:editing-cycles>2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f2eacba5-f926-4875-b62f-45d58755a49a</meta:user-defined>
    <meta:document-statistic meta:page-count="5" meta:paragraph-count="16" meta:word-count="1222" meta:character-count="8178" meta:row-count="58" meta:non-whitespace-character-count="6972"/>
  </office:meta>
</office:document-meta>
</file>